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officeooo:rsid="001298ee" officeooo:paragraph-rsid="001298ee"/>
    </style:style>
    <style:style style:name="P2" style:family="paragraph" style:parent-style-name="Standard">
      <style:paragraph-properties fo:text-align="center" style:justify-single-word="false"/>
      <style:text-properties style:font-name="Times New Roman" officeooo:rsid="001298ee" officeooo:paragraph-rsid="001298ee"/>
    </style:style>
    <style:style style:name="P3" style:family="paragraph" style:parent-style-name="Standard">
      <style:paragraph-properties fo:text-align="start" style:justify-single-word="false"/>
      <style:text-properties style:font-name="Times New Roman" officeooo:rsid="001298ee" officeooo:paragraph-rsid="001298ee"/>
    </style:style>
    <style:style style:name="T1" style:family="text">
      <style:text-properties officeooo:rsid="0013fa9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leksandr Yardas</text:p>
      <text:p text:style-name="P1">Spn 105-01</text:p>
      <text:p text:style-name="P1">Carmen Valentín</text:p>
      <text:p text:style-name="P1">12/11/2016</text:p>
      <text:p text:style-name="P2">Compsición 3: Tus vacaciones favoritas</text:p>
      <text:p text:style-name="P2"/>
      <text:p text:style-name="P3"><text:tab/><text:span text:style-name="T1">Uno de mi vacaciones favoritísimas fue cuando mi familia y yo fuimos a la Sierra Nevada en el estado de California desde el diez de agosto de dos mil dieciseis hasta el catorce de agosto de dos mil dieciseis. Todos los días durante nuestro viaje hacían buen tiempo, y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1T08:03:26.897354000</meta:creation-date>
    <dc:date>2016-12-11T09:07:05.064163000</dc:date>
    <meta:editing-duration>PT10M8S</meta:editing-duration>
    <meta:editing-cycles>1</meta:editing-cycles>
    <meta:document-statistic meta:table-count="0" meta:image-count="0" meta:object-count="0" meta:page-count="1" meta:paragraph-count="6" meta:word-count="61" meta:character-count="358" meta:non-whitespace-character-count="301"/>
    <meta:generator>LibreOffice/5.2.3.3$MacOSX_X86_64 LibreOffice_project/d54a8868f08a7b39642414cf2c8ef2f228f780cf</meta:generator>
  </office:meta>
</office:document-meta>
</file>